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6cm" draw:marker-end-width="0.26cm" draw:fill="solid" draw:fill-color="#ffffff" draw:textarea-horizontal-align="justify" draw:textarea-vertical-align="middle" draw:auto-grow-height="false" fo:min-height="1.23cm" fo:min-width="3.304cm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draw:opacity="100%" draw:opacity-name="Transparency_20_4" fo:min-height="1.65cm"/>
    </style:style>
    <style:style style:name="gr3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withoutfill">
      <style:graphic-properties svg:stroke-width="0.025cm" svg:stroke-color="#000000" draw:marker-start-width="0.237cm" draw:marker-end="Arrow" draw:marker-end-width="0.07cm" draw:fill="none" draw:textarea-vertical-align="middle" fo:padding-top="0.137cm" fo:padding-bottom="0.137cm" fo:padding-left="0.262cm" fo:padding-right="0.262cm"/>
    </style:style>
    <style:style style:name="P1" style:family="paragraph">
      <loext:graphic-properties draw:fill="solid" draw:fill-color="#ffffff"/>
      <style:paragraph-properties fo:text-align="center"/>
      <style:text-properties style:font-name="Liberation Serif" fo:font-style="italic" style:font-style-asian="italic" style:font-style-complex="italic"/>
    </style:style>
    <style:style style:name="P2" style:family="paragraph">
      <loext:graphic-properties draw:fill="none" draw:fill-color="#ffffff" draw:opacity="100%" draw:opacity-name="Transparency_20_4"/>
      <style:text-properties style:font-name="Liberation Seri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T1" style:family="text">
      <style:text-properties style:font-name="Liberation Seri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3.824cm" svg:height="1.5cm" draw:transform="rotate (1.5709708597201) translate (2.29cm 4.0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6cm" svg:height="1.9cm" draw:transform="rotate (0.785398163397448) translate (2.06cm 2.58cm)">
          <draw:text-box>
            <text:p><text:span text:style-name="T1">antenna</text:span></text:p>
          </draw:text-box>
        </draw:frame>
        <draw:line draw:style-name="gr3" draw:text-style-name="P3" draw:layer="layout" svg:x1="2.29cm" svg:y1="3.5cm" svg:x2="0.99cm" svg:y2="3.5cm">
          <text:p/>
        </draw:line>
        <draw:line draw:style-name="gr3" draw:text-style-name="P3" draw:layer="layout" svg:x1="2.29cm" svg:y1="1cm" svg:x2="0.99cm" svg:y2="1cm">
          <text:p/>
        </draw:line>
        <draw:custom-shape draw:style-name="gr4" draw:text-style-name="P4" draw:layer="layout" svg:width="0.3cm" svg:height="0.3cm" svg:x="0.99cm" svg:y="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cm" svg:height="0.3cm" svg:x="0.991cm" svg:y="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0.69cm" svg:y1="3.5cm" svg:x2="0.69cm" svg:y2="1cm">
          <text:p/>
        </draw:line>
        <draw:line draw:style-name="gr3" draw:text-style-name="P3" draw:layer="layout" svg:x1="0.99cm" svg:y1="1.3cm" svg:x2="0.39cm" svg:y2="1.3cm">
          <text:p/>
        </draw:line>
        <draw:g>
          <svg:title>TexMaths</svg:title>
          <svg:desc>14§display§V_A§svg§600§FALSE§</svg:desc>
          <draw:polygon draw:style-name="gr5" draw:text-style-name="P5" draw:layer="layout" svg:width="0.583cm" svg:height="0.411cm" svg:x="0cm" svg:y="1.604cm" svg:viewBox="0 0 584 412" draw:points="293,412 0,412 0,0 584,0 584,412">
            <text:p/>
          </draw:polygon>
          <draw:path draw:style-name="gr6" draw:text-style-name="P6" draw:layer="layout" svg:width="0.351cm" svg:height="0.348cm" svg:x="0.028cm" svg:y="1.604cm" svg:viewBox="0 0 352 349" svg:d="M282 56c25-38 45-39 64-40 6-1 6-9 6-10 0-4-2-6-6-6-13 0-28 1-41 1-16 0-33-1-48-1-4 0-10 0-10 9 0 6 4 7 7 7 14 1 24 5 24 15 0 8-8 20-8 20l-151 241-34-262c0-9 11-14 34-14 7 0 12 0 12-10 0-5-3-6-7-6-20 0-41 1-61 1-9 0-18 0-27 0s-18-1-27-1c-3 0-9 0-9 9 0 7 4 7 12 7 28 0 28 4 29 17l40 305c2 9 3 11 10 11 8 0 10-2 13-9z">
            <text:p/>
          </draw:path>
          <draw:path draw:style-name="gr6" draw:text-style-name="P6" draw:layer="layout" svg:width="0.26cm" svg:height="0.246cm" svg:x="0.307cm" svg:y="1.769cm" svg:viewBox="0 0 261 247" svg:d="M52 205c-13 20-24 29-44 30-4 0-8 0-8 7 0 4 3 5 4 5 9 0 22-1 31-1 11 0 24 1 36 1 1 0 6 0 6-8 0-4-4-4-5-4-4 0-16-1-16-10 0-5 3-11 6-14l27-43h99l8 58c-1 3-3 9-23 9-5 0-9 0-9 7 0 2 1 5 5 5 10 0 35-1 45-1 6 0 14 0 20 0 6 1 14 1 19 1s8-2 8-7-4-5-10-5c-20 0-21-3-22-12l-31-213c-1-8-1-10-7-10-7 0-9 3-13 8zM98 156l72-113 16 113z">
            <text:p/>
          </draw:path>
        </draw:g>
        <draw:g>
          <svg:title>TexMaths</svg:title>
          <svg:desc>14§display§I_A§svg§600§FALSE§</svg:desc>
          <draw:polygon draw:style-name="gr5" draw:text-style-name="P5" draw:layer="layout" svg:width="0.511cm" svg:height="0.411cm" svg:x="1.4cm" svg:y="0.004cm" svg:viewBox="0 0 512 412" draw:points="256,412 0,412 0,0 512,0 512,412">
            <text:p/>
          </draw:polygon>
          <draw:path draw:style-name="gr6" draw:text-style-name="P6" draw:layer="layout" svg:width="0.227cm" svg:height="0.337cm" svg:x="1.417cm" svg:y="0.004cm" svg:viewBox="0 0 228 338" svg:d="M168 38c4-18 5-22 44-22 13 0 16 0 16-10 0-6-4-6-7-6-14 0-51 1-64 1-16 0-52-1-66-1-4 0-11 0-11 10 0 6 5 6 14 6 21 0 35 0 35 9 0 2 0 3-2 8l-67 267c-4 18-5 22-44 22-12 0-16 0-16 10 0 6 6 6 8 6 13 0 50-1 64-1 15 0 51 1 67 1 3 0 9 0 9-9 0-7-4-7-15-7-9 0-11 0-21 0-10-1-13-3-13-9 0-4 2-8 3-11z">
            <text:p/>
          </draw:path>
          <draw:path draw:style-name="gr6" draw:text-style-name="P6" draw:layer="layout" svg:width="0.259cm" svg:height="0.246cm" svg:x="1.636cm" svg:y="0.169cm" svg:viewBox="0 0 260 247" svg:d="M51 205c-12 20-23 29-43 30-4 0-8 0-8 7 0 4 3 5 4 5 9 0 22-1 31-1 11 0 24 1 35 1 2 0 7 0 7-8 0-4-4-4-5-4-4 0-16-1-16-10 0-5 3-11 5-14l27-43h100l8 58c-1 3-4 9-24 9-4 0-9 0-9 7 0 2 1 5 6 5 10 0 34-1 45-1 5 0 13 0 20 0 5 1 13 1 19 1 4 0 7-2 7-7s-4-5-10-5c-20 0-21-3-22-12l-30-213c-1-8-1-10-8-10s-9 3-12 8zM97 156l73-113 16 113z">
            <text:p/>
          </draw:path>
        </draw:g>
        <draw:line draw:style-name="gr7" draw:text-style-name="P3" draw:layer="layout" svg:x1="1.09cm" svg:y1="0.6cm" svg:x2="2.19cm" svg:y2="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79cm" fo:page-height="4.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9-02T09:48:17.623238335</dc:date>
    <meta:editing-duration>PT1H45M6S</meta:editing-duration>
    <meta:editing-cycles>23</meta:editing-cycles>
    <meta:generator>LibreOffice/5.4.0.3$Linux_X86_64 LibreOffice_project/40m0$Build-3</meta:generator>
    <meta:document-statistic meta:object-count="17"/>
  </office:meta>
</office:document-meta>
</file>